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4313in"/>
    </style:style>
    <style:style style:name="Table1.B" style:family="table-column">
      <style:table-column-properties style:column-width="3.2486in"/>
    </style:style>
    <style:style style:name="Table1.C" style:family="table-column">
      <style:table-column-properties style:column-width="3.2472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style:vertical-align="middle"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3" style:family="table-cell">
      <style:table-cell-properties fo:padding="0.0382in" fo:border-left="0.5pt solid #000000" fo:border-right="none" fo:border-top="none" fo:border-bottom="0.5pt solid #000000"/>
    </style:style>
    <style:style style:name="Table1.B3" style:family="table-cell">
      <style:table-cell-properties fo:padding="0.0382in" fo:border-left="0.5pt solid #000000" fo:border-right="none" fo:border-top="none" fo:border-bottom="0.5pt solid #000000"/>
    </style:style>
    <style:style style:name="Table1.A4" style:family="table-cell">
      <style:table-cell-properties fo:padding="0.0382in" fo:border-left="0.5pt solid #000000" fo:border-right="none" fo:border-top="none" fo:border-bottom="0.5pt solid #000000"/>
    </style:style>
    <style:style style:name="Table1.B4" style:family="table-cell">
      <style:table-cell-properties fo:padding="0.0382in" fo:border-left="0.5pt solid #000000" fo:border-right="none" fo:border-top="none" fo:border-bottom="0.5pt solid #000000"/>
    </style:style>
    <style:style style:name="Table1.A5" style:family="table-cell">
      <style:table-cell-properties fo:padding="0.0382in" fo:border-left="0.5pt solid #000000" fo:border-right="none" fo:border-top="none" fo:border-bottom="0.5pt solid #000000"/>
    </style:style>
    <style:style style:name="Table1.B5" style:family="table-cell">
      <style:table-cell-properties fo:padding="0.0382in" fo:border-left="0.5pt solid #000000" fo:border-right="none" fo:border-top="none" fo:border-bottom="0.5pt solid #000000"/>
    </style:style>
    <style:style style:name="Table1.A6" style:family="table-cell">
      <style:table-cell-properties fo:padding="0.0382in" fo:border-left="0.5pt solid #000000" fo:border-right="none" fo:border-top="none" fo:border-bottom="0.5pt solid #000000"/>
    </style:style>
    <style:style style:name="Table1.B6" style:family="table-cell">
      <style:table-cell-properties fo:padding="0.0382in" fo:border-left="0.5pt solid #000000" fo:border-right="none" fo:border-top="none" fo:border-bottom="0.5pt solid #000000"/>
    </style:style>
    <style:style style:name="Table1.A7" style:family="table-cell">
      <style:table-cell-properties fo:padding="0.0382in" fo:border-left="0.5pt solid #000000" fo:border-right="none" fo:border-top="none" fo:border-bottom="0.5pt solid #000000"/>
    </style:style>
    <style:style style:name="Table1.B7" style:family="table-cell">
      <style:table-cell-properties fo:padding="0.0382in" fo:border-left="0.5pt solid #000000" fo:border-right="none" fo:border-top="none" fo:border-bottom="0.5pt solid #000000"/>
    </style:style>
    <style:style style:name="Table1.A8" style:family="table-cell">
      <style:table-cell-properties fo:padding="0.0382in" fo:border-left="0.5pt solid #000000" fo:border-right="none" fo:border-top="none" fo:border-bottom="0.5pt solid #000000"/>
    </style:style>
    <style:style style:name="Table1.B8" style:family="table-cell">
      <style:table-cell-properties fo:padding="0.0382in" fo:border-left="0.5pt solid #000000" fo:border-right="none" fo:border-top="none" fo:border-bottom="0.5pt solid #000000"/>
    </style:style>
    <style:style style:name="Table1.C8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5pt solid #000000" fo:border-right="none" fo:border-top="0.5pt solid #000000" fo:border-bottom="none"/>
    </style:style>
    <style:style style:name="Table2.C1" style:family="table-cell">
      <style:table-cell-properties fo:padding="0.0382in" fo:border-left="0.5pt solid #000000" fo:border-right="0.5pt solid #000000" fo:border-top="0.5pt solid #000000" fo:border-bottom="none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3847in" style:rel-column-width="13107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E1" style:family="table-cell">
      <style:table-cell-properties fo:padding="0.0382in" fo:border="0.5pt solid #000000"/>
    </style:style>
    <style:style style:name="Table4" style:family="table">
      <style:table-properties style:width="0.25in" table:align="left"/>
    </style:style>
    <style:style style:name="Table4.A" style:family="table-column">
      <style:table-column-properties style:column-width="0.25in"/>
    </style:style>
    <style:style style:name="Table4.A1" style:family="table-cell">
      <style:table-cell-properties fo:padding="0.0382in" fo:border="0.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B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fo:language="es" fo:country="AR" officeooo:rsid="0015f603" officeooo:paragraph-rsid="0015f603"/>
    </style:style>
    <style:style style:name="P2" style:family="paragraph" style:parent-style-name="Standard">
      <style:paragraph-properties fo:text-align="center" style:justify-single-word="false"/>
      <style:text-properties fo:language="es" fo:country="AR" officeooo:rsid="0015f603" officeooo:paragraph-rsid="00188534"/>
    </style:style>
    <style:style style:name="P3" style:family="paragraph" style:parent-style-name="Standard">
      <style:paragraph-properties fo:text-align="center" style:justify-single-word="false"/>
      <style:text-properties fo:language="es" fo:country="AR" officeooo:rsid="00103698" officeooo:paragraph-rsid="00103698"/>
    </style:style>
    <style:style style:name="P4" style:family="paragraph" style:parent-style-name="Standard">
      <style:paragraph-properties fo:text-align="start" style:justify-single-word="false"/>
      <style:text-properties fo:language="es" fo:country="AR" officeooo:rsid="00103698" officeooo:paragraph-rsid="00103698"/>
    </style:style>
    <style:style style:name="P5" style:family="paragraph" style:parent-style-name="Standard">
      <style:paragraph-properties fo:text-align="start" style:justify-single-word="false"/>
      <style:text-properties fo:language="es" fo:country="AR" officeooo:rsid="0013c124" officeooo:paragraph-rsid="0013c124"/>
    </style:style>
    <style:style style:name="P6" style:family="paragraph" style:parent-style-name="Standard">
      <style:paragraph-properties fo:text-align="start" style:justify-single-word="false"/>
      <style:text-properties fo:language="es" fo:country="AR" officeooo:rsid="00176405" officeooo:paragraph-rsid="0015f603"/>
    </style:style>
    <style:style style:name="P7" style:family="paragraph" style:parent-style-name="Standard">
      <style:paragraph-properties fo:text-align="start" style:justify-single-word="false"/>
      <style:text-properties fo:language="es" fo:country="AR" style:text-underline-style="solid" style:text-underline-width="auto" style:text-underline-color="font-color" officeooo:rsid="001f33b3" officeooo:paragraph-rsid="001f33b3"/>
    </style:style>
    <style:style style:name="P8" style:family="paragraph" style:parent-style-name="Standard">
      <style:paragraph-properties fo:text-align="start" style:justify-single-word="false"/>
      <style:text-properties fo:language="es" fo:country="AR" style:text-underline-style="solid" style:text-underline-width="auto" style:text-underline-color="font-color" officeooo:rsid="002209aa" officeooo:paragraph-rsid="002209aa"/>
    </style:style>
    <style:style style:name="P9" style:family="paragraph" style:parent-style-name="Standard">
      <style:paragraph-properties fo:text-align="start" style:justify-single-word="false"/>
      <style:text-properties fo:language="es" fo:country="AR" style:text-underline-style="solid" style:text-underline-width="auto" style:text-underline-color="font-color" officeooo:rsid="00230c0a" officeooo:paragraph-rsid="00230c0a"/>
    </style:style>
    <style:style style:name="P10" style:family="paragraph" style:parent-style-name="Standard">
      <style:paragraph-properties fo:text-align="start" style:justify-single-word="false"/>
      <style:text-properties fo:language="es" fo:country="AR" style:text-underline-style="solid" style:text-underline-width="auto" style:text-underline-color="font-color" fo:font-weight="normal" officeooo:rsid="00360885" officeooo:paragraph-rsid="00360885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language="es" fo:country="AR" style:text-underline-style="solid" style:text-underline-width="auto" style:text-underline-color="font-color" fo:font-weight="normal" officeooo:rsid="003bbf1c" officeooo:paragraph-rsid="003bbf1c" style:font-weight-asian="normal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language="es" fo:country="AR" officeooo:rsid="00188534" officeooo:paragraph-rsid="00188534"/>
    </style:style>
    <style:style style:name="P13" style:family="paragraph" style:parent-style-name="Table_20_Contents">
      <style:paragraph-properties fo:text-align="center" style:justify-single-word="false"/>
      <style:text-properties fo:language="es" fo:country="AR" officeooo:rsid="001a9cc5" officeooo:paragraph-rsid="001a9cc5"/>
    </style:style>
    <style:style style:name="P14" style:family="paragraph" style:parent-style-name="Table_20_Contents">
      <style:paragraph-properties fo:text-align="center" style:justify-single-word="false"/>
      <style:text-properties fo:language="es" fo:country="AR" officeooo:rsid="001abf12" officeooo:paragraph-rsid="001abf12"/>
    </style:style>
    <style:style style:name="P15" style:family="paragraph" style:parent-style-name="Table_20_Contents">
      <style:paragraph-properties fo:text-align="center" style:justify-single-word="false"/>
      <style:text-properties fo:language="es" fo:country="AR" officeooo:rsid="001b133c" officeooo:paragraph-rsid="001b133c"/>
    </style:style>
    <style:style style:name="P16" style:family="paragraph" style:parent-style-name="Table_20_Contents">
      <style:paragraph-properties fo:text-align="center" style:justify-single-word="false"/>
      <style:text-properties fo:language="es" fo:country="AR" officeooo:rsid="002800e9" officeooo:paragraph-rsid="002800e9"/>
    </style:style>
    <style:style style:name="P17" style:family="paragraph" style:parent-style-name="Table_20_Contents">
      <style:paragraph-properties fo:text-align="center" style:justify-single-word="false"/>
      <style:text-properties fo:language="es" fo:country="AR" officeooo:rsid="00289f48" officeooo:paragraph-rsid="00289f48"/>
    </style:style>
    <style:style style:name="P18" style:family="paragraph" style:parent-style-name="Standard">
      <style:paragraph-properties fo:text-align="start" style:justify-single-word="false"/>
      <style:text-properties fo:language="es" fo:country="AR" style:text-underline-style="none" officeooo:rsid="0020b45d" officeooo:paragraph-rsid="001f33b3"/>
    </style:style>
    <style:style style:name="P19" style:family="paragraph" style:parent-style-name="Standard">
      <style:paragraph-properties fo:text-align="start" style:justify-single-word="false"/>
      <style:text-properties fo:language="es" fo:country="AR" style:text-underline-style="none" officeooo:rsid="002209aa" officeooo:paragraph-rsid="002209aa"/>
    </style:style>
    <style:style style:name="P20" style:family="paragraph" style:parent-style-name="Standard">
      <style:paragraph-properties fo:text-align="start" style:justify-single-word="false"/>
      <style:text-properties fo:language="es" fo:country="AR" style:text-underline-style="none" officeooo:rsid="002800e9" officeooo:paragraph-rsid="00230c0a"/>
    </style:style>
    <style:style style:name="P21" style:family="paragraph" style:parent-style-name="Standard">
      <style:paragraph-properties fo:text-align="start" style:justify-single-word="false"/>
      <style:text-properties fo:language="es" fo:country="AR" style:text-underline-style="none" officeooo:rsid="002cea97" officeooo:paragraph-rsid="002cea97"/>
    </style:style>
    <style:style style:name="P22" style:family="paragraph" style:parent-style-name="Standard">
      <style:paragraph-properties fo:text-align="start" style:justify-single-word="false"/>
      <style:text-properties fo:language="es" fo:country="AR" style:text-underline-style="none" officeooo:rsid="002d140e" officeooo:paragraph-rsid="002d140e"/>
    </style:style>
    <style:style style:name="P23" style:family="paragraph" style:parent-style-name="Standard">
      <style:paragraph-properties fo:text-align="start" style:justify-single-word="false"/>
      <style:text-properties fo:language="es" fo:country="AR" style:text-underline-style="none" fo:font-weight="bold" officeooo:rsid="002cea97" officeooo:paragraph-rsid="002cea97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language="es" fo:country="AR" style:text-underline-style="none" fo:font-weight="bold" officeooo:rsid="002feb5c" officeooo:paragraph-rsid="002feb5c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language="es" fo:country="AR" style:text-underline-style="none" fo:font-weight="normal" officeooo:rsid="00329b7f" officeooo:paragraph-rsid="00329b7f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language="es" fo:country="AR" style:text-underline-style="none" fo:font-weight="normal" officeooo:rsid="003bcdbd" officeooo:paragraph-rsid="003bcdbd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language="es" fo:country="AR" style:text-underline-style="none" fo:font-weight="normal" officeooo:rsid="003df908" officeooo:paragraph-rsid="003df908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language="es" fo:country="AR" style:text-underline-style="none" fo:font-weight="normal" officeooo:rsid="003f2a9d" officeooo:paragraph-rsid="003f2a9d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officeooo:paragraph-rsid="004d54c1"/>
    </style:style>
    <style:style style:name="P30" style:family="paragraph" style:parent-style-name="Table_20_Contents">
      <style:paragraph-properties fo:text-align="start" style:justify-single-word="false"/>
    </style:style>
    <style:style style:name="P31" style:family="paragraph" style:parent-style-name="Table_20_Contents">
      <style:paragraph-properties fo:text-align="center" style:justify-single-word="false"/>
      <style:text-properties officeooo:rsid="0030f326" officeooo:paragraph-rsid="0030f326"/>
    </style:style>
    <style:style style:name="P32" style:family="paragraph" style:parent-style-name="Table_20_Contents">
      <style:paragraph-properties fo:text-align="center" style:justify-single-word="false"/>
      <style:text-properties officeooo:rsid="0031071d" officeooo:paragraph-rsid="0031071d"/>
    </style:style>
    <style:style style:name="P33" style:family="paragraph" style:parent-style-name="Table_20_Contents">
      <style:paragraph-properties fo:text-align="center" style:justify-single-word="false"/>
      <style:text-properties officeooo:rsid="00431df2" officeooo:paragraph-rsid="00431df2"/>
    </style:style>
    <style:style style:name="P34" style:family="paragraph" style:parent-style-name="Standard">
      <style:paragraph-properties fo:text-align="start" style:justify-single-word="false"/>
      <style:text-properties fo:language="es" fo:country="AR" style:text-underline-style="none" fo:font-weight="normal" officeooo:rsid="002feb5c" officeooo:paragraph-rsid="002feb5c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language="es" fo:country="AR" style:text-underline-style="solid" style:text-underline-width="auto" style:text-underline-color="font-color" fo:font-weight="normal" officeooo:rsid="00329b7f" officeooo:paragraph-rsid="00329b7f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language="es" fo:country="AR" fo:font-style="normal" style:text-underline-style="none" fo:font-weight="normal" officeooo:rsid="00329b7f" officeooo:paragraph-rsid="00329b7f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language="es" fo:country="AR" fo:font-style="normal" style:text-underline-style="none" fo:font-weight="normal" officeooo:rsid="00329b7f" officeooo:paragraph-rsid="003369e3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language="es" fo:country="AR" fo:font-style="normal" style:text-underline-style="none" fo:font-weight="normal" officeooo:rsid="003369e3" officeooo:paragraph-rsid="003369e3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language="es" fo:country="AR" fo:font-style="normal" style:text-underline-style="none" fo:font-weight="normal" officeooo:rsid="00346677" officeooo:paragraph-rsid="00346677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language="es" fo:country="AR" fo:font-style="normal" style:text-underline-style="none" fo:font-weight="normal" officeooo:rsid="00379ee4" officeooo:paragraph-rsid="00360885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language="es" fo:country="AR" fo:font-style="normal" style:text-underline-style="none" fo:font-weight="normal" officeooo:rsid="003cbc11" officeooo:paragraph-rsid="003bcdbd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language="es" fo:country="AR" fo:font-style="normal" style:text-underline-style="none" fo:font-weight="normal" officeooo:rsid="003df908" officeooo:paragraph-rsid="003df908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language="es" fo:country="AR" fo:font-style="normal" style:text-underline-style="none" fo:font-weight="normal" officeooo:rsid="003f2a9d" officeooo:paragraph-rsid="003f2a9d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language="es" fo:country="AR" fo:font-style="normal" style:text-underline-style="none" fo:font-weight="normal" officeooo:rsid="0047d307" officeooo:paragraph-rsid="003f2a9d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language="es" fo:country="AR" fo:font-style="normal" style:text-underline-style="none" fo:font-weight="normal" officeooo:rsid="004d54c1" officeooo:paragraph-rsid="004d54c1" style:font-style-asian="normal" style:font-weight-asian="normal" style:font-style-complex="normal" style:font-weight-complex="normal"/>
    </style:style>
    <style:style style:name="P46" style:family="paragraph" style:parent-style-name="Standard" style:list-style-name="L1">
      <style:paragraph-properties fo:text-align="start" style:justify-single-word="false"/>
      <style:text-properties fo:language="es" fo:country="AR" fo:font-style="normal" style:text-underline-style="none" fo:font-weight="normal" officeooo:rsid="004d54c1" officeooo:paragraph-rsid="004d54c1" style:font-style-asian="normal" style:font-weight-asian="normal" style:font-style-complex="normal" style:font-weight-complex="normal"/>
    </style:style>
    <style:style style:name="P47" style:family="paragraph" style:parent-style-name="Standard" style:list-style-name="L1">
      <style:paragraph-properties fo:text-align="start" style:justify-single-word="false"/>
      <style:text-properties fo:language="es" fo:country="AR" fo:font-style="normal" style:text-underline-style="none" fo:font-weight="normal" officeooo:rsid="004e9e85" officeooo:paragraph-rsid="004e9e85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language="es" fo:country="AR" fo:font-style="normal" style:text-underline-style="solid" style:text-underline-width="auto" style:text-underline-color="font-color" fo:font-weight="bold" officeooo:rsid="00329b7f" officeooo:paragraph-rsid="00329b7f" style:font-style-asian="normal" style:font-weight-asian="bold" style:font-style-complex="normal" style:font-weight-complex="bold"/>
    </style:style>
    <style:style style:name="P49" style:family="paragraph" style:parent-style-name="Standard">
      <style:paragraph-properties fo:text-align="start" style:justify-single-word="false"/>
      <style:text-properties fo:language="es" fo:country="AR" fo:font-style="normal" style:text-underline-style="solid" style:text-underline-width="auto" style:text-underline-color="font-color" fo:font-weight="normal" officeooo:rsid="00346677" officeooo:paragraph-rsid="00346677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language="es" fo:country="AR" fo:font-style="normal" style:text-underline-style="solid" style:text-underline-width="auto" style:text-underline-color="font-color" fo:font-weight="normal" officeooo:rsid="003bbf1c" officeooo:paragraph-rsid="003bbf1c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language="es" fo:country="AR" fo:font-style="normal" style:text-underline-style="solid" style:text-underline-width="auto" style:text-underline-color="font-color" fo:font-weight="normal" officeooo:rsid="003f2a9d" officeooo:paragraph-rsid="003f2a9d" style:font-style-asian="normal" style:font-weight-asian="normal" style:font-style-complex="normal" style:font-weight-complex="normal"/>
    </style:style>
    <style:style style:name="T1" style:family="text">
      <style:text-properties officeooo:rsid="0014a2a0"/>
    </style:style>
    <style:style style:name="T2" style:family="text">
      <style:text-properties fo:language="es" fo:country="AR" fo:font-style="normal" style:text-underline-style="none" fo:font-weight="normal" officeooo:rsid="004d54c1" style:font-style-asian="normal" style:font-weight-asian="normal" style:font-style-complex="normal" style:font-weight-complex="normal"/>
    </style:style>
    <style:style style:name="T3" style:family="text">
      <style:text-properties fo:language="es" fo:country="AR" fo:font-style="normal" style:text-underline-style="none" fo:font-weight="normal" officeooo:rsid="0047d307" style:font-style-asian="normal" style:font-weight-asian="normal" style:font-style-complex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20b45d"/>
    </style:style>
    <style:style style:name="T6" style:family="text">
      <style:text-properties officeooo:rsid="00291382"/>
    </style:style>
    <style:style style:name="T7" style:family="text">
      <style:text-properties officeooo:rsid="002aff8a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379ee4" style:font-style-asian="normal" style:font-style-complex="normal"/>
    </style:style>
    <style:style style:name="T11" style:family="text">
      <style:text-properties fo:font-style="normal" officeooo:rsid="003cbc11" style:font-style-asian="normal" style:font-style-complex="normal"/>
    </style:style>
    <style:style style:name="T12" style:family="text">
      <style:text-properties fo:font-style="normal" officeooo:rsid="0040f4ba" style:font-style-asian="normal" style:font-style-complex="normal"/>
    </style:style>
    <style:style style:name="T13" style:family="text">
      <style:text-properties fo:font-style="normal" officeooo:rsid="0047d307" style:font-style-asian="normal" style:font-style-complex="normal"/>
    </style:style>
    <style:style style:name="T14" style:family="text">
      <style:text-properties fo:font-style="normal" style:text-underline-style="none" style:font-style-asian="normal" style:font-style-complex="normal"/>
    </style:style>
    <style:style style:name="T15" style:family="text">
      <style:text-properties fo:font-style="normal" style:text-underline-style="none" officeooo:rsid="00379ee4" style:font-style-asian="normal" style:font-style-complex="normal"/>
    </style:style>
    <style:style style:name="T16" style:family="text">
      <style:text-properties fo:font-style="normal" fo:font-weight="bold" officeooo:rsid="003cbc11" style:font-style-asian="normal" style:font-weight-asian="bold" style:font-style-complex="normal" style:font-weight-complex="bold"/>
    </style:style>
    <style:style style:name="T17" style:family="text">
      <style:text-properties officeooo:rsid="004f4686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172in" fo:min-width="1.03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0.6563in" fo:min-width="1.17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odelo OSI</text:p>
      <text:p text:style-name="P4"/>
      <text:p text:style-name="P5">El modelo OSI se divide en capas, mientras mas baja la capa menos “inteligencia” tiene, por ej: capa 1 podrian ser cables tanto como compuertas lógicas, <text:span text:style-name="T1">mientras que las ultimas capas podrían ser teclado monitor.</text:span></text:p>
      <text:p text:style-name="P5"/>
      <text:p text:style-name="P1">Se divide en 7 capas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098160539312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5">OSI</text:p>
          </table:table-cell>
          <table:table-cell table:style-name="Table1.C1" office:value-type="string">
            <text:p text:style-name="P15">TCP/IP</text:p>
          </table:table-cell>
        </table:table-row>
        <table:table-row table:style-name="TableLine94098160658064">
          <table:table-cell table:style-name="Table1.A2" office:value-type="string">
            <text:p text:style-name="P12">Capa 7</text:p>
          </table:table-cell>
          <table:table-cell table:style-name="Table1.B2" office:value-type="string">
            <text:p text:style-name="P13">Aplicación</text:p>
          </table:table-cell>
          <table:table-cell table:style-name="Table1.C2" table:number-rows-spanned="3" office:value-type="string">
            <text:p text:style-name="P14">Aplicación</text:p>
          </table:table-cell>
        </table:table-row>
        <table:table-row table:style-name="TableLine94098160660160">
          <table:table-cell table:style-name="Table1.A7" office:value-type="string">
            <text:p text:style-name="P12">Capa 6</text:p>
          </table:table-cell>
          <table:table-cell table:style-name="Table1.B3" office:value-type="string">
            <text:p text:style-name="P13">Presentación</text:p>
          </table:table-cell>
          <table:covered-table-cell table:style-name="Table1.C1"/>
        </table:table-row>
        <table:table-row table:style-name="TableLine94098160662208">
          <table:table-cell table:style-name="Table1.A7" office:value-type="string">
            <text:p text:style-name="P12">Capa 5</text:p>
          </table:table-cell>
          <table:table-cell table:style-name="Table1.B4" office:value-type="string">
            <text:p text:style-name="P12">Sesión</text:p>
          </table:table-cell>
          <table:covered-table-cell table:style-name="Table1.C1"/>
        </table:table-row>
        <table:table-row table:style-name="TableLine94098160664240">
          <table:table-cell table:style-name="Table1.A7" office:value-type="string">
            <text:p text:style-name="P12">Capa 4</text:p>
          </table:table-cell>
          <table:table-cell table:style-name="Table1.B5" office:value-type="string">
            <text:p text:style-name="P12">Transporte</text:p>
          </table:table-cell>
          <table:table-cell table:style-name="Table1.C2" office:value-type="string">
            <text:p text:style-name="P14">Transporte</text:p>
          </table:table-cell>
        </table:table-row>
        <table:table-row table:style-name="TableLine94098160665792">
          <table:table-cell table:style-name="Table1.A7" office:value-type="string">
            <text:p text:style-name="P12">Capa 3</text:p>
          </table:table-cell>
          <table:table-cell table:style-name="Table1.B6" office:value-type="string">
            <text:p text:style-name="P12">RED</text:p>
          </table:table-cell>
          <table:table-cell table:style-name="Table1.C2" office:value-type="string">
            <text:p text:style-name="P14">Internet</text:p>
          </table:table-cell>
        </table:table-row>
        <table:table-row table:style-name="TableLine94098160667216">
          <table:table-cell table:style-name="Table1.A7" office:value-type="string">
            <text:p text:style-name="P12">Capa 2</text:p>
          </table:table-cell>
          <table:table-cell table:style-name="Table1.B7" office:value-type="string">
            <text:p text:style-name="P12">Enlace de datos</text:p>
          </table:table-cell>
          <table:table-cell table:style-name="Table1.C2" table:number-rows-spanned="2" office:value-type="string">
            <text:p text:style-name="P14">Acceso a la red</text:p>
          </table:table-cell>
        </table:table-row>
        <table:table-row table:style-name="TableLine94098160668688">
          <table:table-cell table:style-name="Table1.A8" office:value-type="string">
            <text:p text:style-name="P2">Capa 1</text:p>
          </table:table-cell>
          <table:table-cell table:style-name="Table1.B8" office:value-type="string">
            <text:p text:style-name="P12">Física</text:p>
          </table:table-cell>
          <table:covered-table-cell table:style-name="Table1.C8"/>
        </table:table-row>
      </table:table>
      <text:p text:style-name="P6"/>
      <text:p text:style-name="P7">Capa física:<text:span text:style-name="T4"> Describe los medios eléctricos y mecánicos, </text:span><text:span text:style-name="T5">para mantener, activar o desactivar conexiones y transmisiones</text:span></text:p>
      <text:p text:style-name="P18"/>
      <text:p text:style-name="P8">Enlace de datos;<text:span text:style-name="T4"> Se describen los métodos para comunicar tramas de datos</text:span></text:p>
      <text:p text:style-name="P19"/>
      <text:p text:style-name="P9">Red:<text:span text:style-name="T4"> Proporciona los servicios para identificar dispositivos finales en comunicaciones individuales</text:span></text:p>
      <text:p text:style-name="P20"/>
      <table:table table:name="Table2" table:style-name="Table2">
        <table:table-column table:style-name="Table2.A" table:number-columns-repeated="3"/>
        <table:table-row table:style-name="TableLine94098160677616">
          <table:table-cell table:style-name="Table2.A1" office:value-type="string">
            <text:p text:style-name="P16">Física</text:p>
          </table:table-cell>
          <table:table-cell table:style-name="Table2.A1" office:value-type="string">
            <text:p text:style-name="P16">Enlace de datos</text:p>
          </table:table-cell>
          <table:table-cell table:style-name="Table2.C1" office:value-type="string">
            <text:p text:style-name="P17">Red</text:p>
          </table:table-cell>
        </table:table-row>
        <table:table-row table:style-name="TableLine94098160686496">
          <table:table-cell table:style-name="Table2.A2" office:value-type="string">
            <text:p text:style-name="P16">Bit de sincronización</text:p>
          </table:table-cell>
          <table:table-cell table:style-name="Table2.A2" office:value-type="string">
            <text:p text:style-name="P16">Identificación MAC</text:p>
          </table:table-cell>
          <table:table-cell table:style-name="Table2.C2" office:value-type="string">
            <text:p text:style-name="P17">Direcciones lógicas <text:span text:style-name="T7">d</text:span><text:span text:style-name="T6">irección </text:span><text:span text:style-name="T7">IP</text:span></text:p>
          </table:table-cell>
        </table:table-row>
      </table:table>
      <text:p text:style-name="P20"/>
      <text:p text:style-name="P23">Dirección MAC (MAC address)</text:p>
      <text:p text:style-name="P21">Identificación del NIC. Numero de 48bit. Se lo representa como 6 pares de números hexadecimales. Los primeros 24bit identifican al fabricante.</text:p>
      <text:p text:style-name="P21"/>
      <text:p text:style-name="P22">La dirección MAC (Media access control) se encuentra en la capa 2 del modelo OSI</text:p>
      <text:p text:style-name="P22"/>
      <text:p text:style-name="P24">Direccion de IP.<text:span text:style-name="T8"><text:line-break/></text:span></text:p>
      <text:p text:style-name="P34">Número de 32bit que identifica a los dispositivos finales en una red. Generalmente se lo representa como un número de cuatro octetos separados por un punto.</text:p>
      <text:p text:style-name="P34"><text:soft-page-break/></text:p>
      <table:table table:name="Table3" table:style-name="Table3">
        <table:table-column table:style-name="Table3.A" table:number-columns-repeated="5"/>
        <table:table-row table:style-name="TableLine94098160690656">
          <table:table-cell table:style-name="Table3.A1" office:value-type="string">
            <text:p text:style-name="P31">MAC destino</text:p>
          </table:table-cell>
          <table:table-cell table:style-name="Table3.A1" office:value-type="string">
            <text:p text:style-name="P31">MAC origen</text:p>
          </table:table-cell>
          <table:table-cell table:style-name="Table3.A1" office:value-type="string">
            <text:p text:style-name="P31">Dir. IP destino</text:p>
          </table:table-cell>
          <table:table-cell table:style-name="Table3.A1" office:value-type="string">
            <text:p text:style-name="P31">Dir. IP origen</text:p>
          </table:table-cell>
          <table:table-cell table:style-name="Table3.E1" office:value-type="string">
            <text:p text:style-name="P32">DATOS</text:p>
          </table:table-cell>
        </table:table-row>
      </table:table>
      <text:p text:style-name="P25"/>
      <text:p text:style-name="P35">Dispositivos de red</text:p>
      <text:p text:style-name="P36"/>
      <text:p text:style-name="P48">HUB:</text:p>
      <text:p text:style-name="P36"/>
      <text:p text:style-name="P36">Es un dispositivo para interconectar los distintos host de una red local. Un host es un dispositivo final.</text:p>
      <text:p text:style-name="P37"/>
      <text:p text:style-name="P38">Simbolo grafico:</text:p>
      <text:p text:style-name="P38"><draw:custom-shape text:anchor-type="paragraph" draw:z-index="0" draw:name="Shape 1" draw:style-name="gr2" svg:width="1.1776in" svg:height="0.6567in" svg:x="-0.0374in" svg:y="0.1547in"><text:p/><draw:enhanced-geometry svg:viewBox="0 0 21600 21600" draw:type="rectangle" draw:enhanced-path="M 0 0 L 21600 0 21600 21600 0 21600 0 0 Z N"/></draw:custom-shape><draw:custom-shape text:anchor-type="paragraph" draw:z-index="1" draw:name="Shape 2" draw:style-name="gr1" svg:width="1.1776in" svg:height="0.3441in" svg:x="-0.0374in" svg:y="0.31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line-break/><text:line-break/><text:line-break/><text:line-break/></text:p>
      <text:p text:style-name="P49">Caracteristicas de un HUB</text:p>
      <text:p text:style-name="P39"/>
      <text:p text:style-name="P10"><text:span text:style-name="T14">Un hub interconecta dispositivos espejando los puertos. </text:span><text:span text:style-name="T15">Actuá como un multiplexor</text:span></text:p>
      <text:p text:style-name="P40"/>
      <text:p text:style-name="P11"><text:span text:style-name="T10">S</text:span><text:span text:style-name="T9">witch (conmutador de red)</text:span></text:p>
      <text:p text:style-name="P50"/>
      <text:p text:style-name="P26"><text:span text:style-name="T9">Es un dispositivo de red, </text:span><text:span text:style-name="T11">que se utiliza para interconectar los host de una </text:span><text:span text:style-name="T16">red local</text:span></text:p>
      <text:p text:style-name="P41"/>
      <text:p text:style-name="P27"><text:span text:style-name="T11">S</text:span><text:span text:style-name="T9">imbolo grafico:</text:span></text:p>
      <text:p text:style-name="P42"/>
      <table:table table:name="Table4" table:style-name="Table4">
        <table:table-column table:style-name="Table4.A"/>
        <table:table-row table:style-name="TableLine94098160899712">
          <table:table-cell table:style-name="Table4.A1" office:value-type="string">
            <text:p text:style-name="P30">→<text:line-break/>← </text:p>
          </table:table-cell>
        </table:table-row>
      </table:table>
      <text:p text:style-name="P42"/>
      <text:p text:style-name="P51">Características de un switch:</text:p>
      <text:p text:style-name="P43"/>
      <text:p text:style-name="P28"><text:span text:style-name="T9">El switch analiza los datos y genera una tabla. La tabla contiene la información de la ubicación física de los puertos y de la dirección </text:span><text:span text:style-name="T12">MAC</text:span><text:span text:style-name="T9"> del dispositivo conectado. </text:span><text:span text:style-name="T13">El switch arma puentes entres distintos puertos físicos pasa redireccionar datos entre distintos dispositivos.</text:span></text:p>
      <text:p text:style-name="P44"/>
      <text:p text:style-name="P29"><text:span text:style-name="T3">H</text:span><text:span text:style-name="T2">oy existe: </text:span></text:p>
      <text:p text:style-name="P45">switch industrial con servicios adicionales: </text:p>
      <text:list xml:id="list3358232471" text:style-name="L1">
        <text:list-item>
          <text:p text:style-name="P46">Con servidor DHCP</text:p>
        </text:list-item>
        <text:list-item>
          <text:p text:style-name="P46">Con energía integrada en los puertos (Poe) Power over ethernet</text:p>
        </text:list-item>
        <text:list-item>
          <text:p text:style-name="P47">Puertos troncales. <text:span text:style-name="T17">Son para interconectarse entre switches</text:span></text:p>
        </text:list-item>
      </text:list>
      <text:p text:style-name="P43"/>
      <table:table table:name="Table5" table:style-name="Table5">
        <table:table-column table:style-name="Table5.A"/>
        <table:table-column table:style-name="Table5.B"/>
        <table:table-row table:style-name="TableLine94098160928336">
          <table:table-cell table:style-name="Table5.A1" office:value-type="string">
            <text:p text:style-name="P33">Puerto</text:p>
          </table:table-cell>
          <table:table-cell table:style-name="Table5.B1" office:value-type="string">
            <text:p text:style-name="P33">MAC</text:p>
          </table:table-cell>
        </table:table-row>
        <table:table-row table:style-name="TableLine94098160971456">
          <table:table-cell table:style-name="Table5.A2" office:value-type="string">
            <text:p text:style-name="P33">1</text:p>
          </table:table-cell>
          <table:table-cell table:style-name="Table5.B2" office:value-type="string">
            <text:p text:style-name="P33">Direccion 1</text:p>
          </table:table-cell>
        </table:table-row>
        <table:table-row table:style-name="TableLine94098160973184">
          <table:table-cell table:style-name="Table5.A2" office:value-type="string">
            <text:p text:style-name="P33">2</text:p>
          </table:table-cell>
          <table:table-cell table:style-name="Table5.B2" office:value-type="string">
            <text:p text:style-name="P33">Direccion 3</text:p>
          </table:table-cell>
        </table:table-row>
        <table:table-row table:style-name="TableLine94098160973888">
          <table:table-cell table:style-name="Table5.A2" office:value-type="string">
            <text:p text:style-name="P33">3</text:p>
          </table:table-cell>
          <table:table-cell table:style-name="Table5.B2" office:value-type="string">
            <text:p text:style-name="P33">Direccion 5</text:p>
          </table:table-cell>
        </table:table-row>
        <table:table-row table:style-name="TableLine94098160974672">
          <table:table-cell table:style-name="Table5.A2" office:value-type="string">
            <text:p text:style-name="P33">4</text:p>
          </table:table-cell>
          <table:table-cell table:style-name="Table5.B2" office:value-type="string">
            <text:p text:style-name="P33">Direccion 2</text:p>
          </table:table-cell>
        </table:table-row>
      </table:table>
      <text:p text:style-name="P43"/>
      <text:p text:style-name="P43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2T20:03:25.803783609</meta:creation-date>
    <dc:date>2022-03-16T20:53:51.508239830</dc:date>
    <meta:editing-duration>PT2H50M55S</meta:editing-duration>
    <meta:editing-cycles>53</meta:editing-cycles>
    <meta:generator>LibreOffice/7.3.1.3$Linux_X86_64 LibreOffice_project/30$Build-3</meta:generator>
    <meta:document-statistic meta:table-count="5" meta:image-count="0" meta:object-count="0" meta:page-count="3" meta:paragraph-count="70" meta:word-count="361" meta:character-count="2207" meta:non-whitespace-character-count="1910"/>
  </office:meta>
</office:document-meta>
</file>